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9.102cm"/>
    </style:style>
    <style:style style:name="Tabelle2.B" style:family="table-column">
      <style:table-column-properties style:column-width="7.911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498cm" style:rel-column-width="32760*"/>
    </style:style>
    <style:style style:name="Tabelle3.B" style:family="table-column">
      <style:table-column-properties style:column-width="8.502cm" style:rel-column-width="32775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d4d87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paragraph-rsid="01d3cfe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officeooo:paragraph-rsid="01cf7fe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officeooo:paragraph-rsid="01d3cfeb" style:font-size-asian="12pt" style:font-size-complex="12pt"/>
    </style:style>
    <style:style style:name="P11" style:family="paragraph" style:parent-style-name="Standard">
      <style:text-properties style:font-name="Courier New" officeooo:paragraph-rsid="01d4d87d"/>
    </style:style>
    <style:style style:name="P12" style:family="paragraph" style:parent-style-name="Standard">
      <style:text-properties style:font-name="Courier New" officeooo:rsid="01d4d87d" officeooo:paragraph-rsid="01d4d87d"/>
    </style:style>
    <style:style style:name="P13" style:family="paragraph" style:parent-style-name="Standard">
      <style:text-properties style:font-name="Liberation Serif" officeooo:rsid="01d4d87d" officeooo:paragraph-rsid="01d4d87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77c88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break-before="page"/>
      <style:text-properties style:font-name="Courier New" officeooo:paragraph-rsid="01d4d87d"/>
    </style:style>
    <style:style style:name="P16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cf7fe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c230" style:font-size-asian="10pt" style:font-style-asian="normal" style:font-size-complex="10pt" style:font-style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63a72"/>
    </style:style>
    <style:style style:name="T2" style:family="text">
      <style:text-properties officeooo:rsid="015f19d4"/>
    </style:style>
    <style:style style:name="T3" style:family="text">
      <style:text-properties officeooo:rsid="01d3cfeb"/>
    </style:style>
    <style:style style:name="T4" style:family="text">
      <style:text-properties officeooo:rsid="01d4d87d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mport pm.gamewindow.*;</text:p>
      <text:p text:style-name="P5">import java.awt.*;</text:p>
      <text:p text:style-name="P5"/>
      <text:p text:style-name="P5">/*</text:p>
      <text:p text:style-name="P5"><text:s/>* Verschiedene Farbverläufe mit while-Schleife</text:p>
      <text:p text:style-name="P5"><text:s/>* <text:span text:style-name="T3">(Name, Datum)</text:span></text:p>
      <text:p text:style-name="P5"><text:s/>*/</text:p>
      <text:p text:style-name="P5">class Farbverlaeufe</text:p>
      <text:p text:style-name="P5">{</text:p>
      <text:p text:style-name="P5"><text:s text:c="3"/>GameWindow window;</text:p>
      <text:p text:style-name="P5"><text:s text:c="4"/></text:p>
      <text:p text:style-name="P5"><text:s text:c="3"/>Farbverlaeufe()</text:p>
      <text:p text:style-name="P5"><text:s text:c="3"/>{</text:p>
      <text:p text:style-name="P5"><text:s text:c="6"/>window = new GameWindow(100, 100, 1200, 800, "Schleifen");</text:p>
      <text:p text:style-name="P5"><text:s text:c="3"/>}</text:p>
      <text:p text:style-name="P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<text:s text:c="3"/>/*</text:p>
            <text:p text:style-name="P8"><text:s text:c="4"/>* Ändert fließend die</text:p>
            <text:p text:style-name="P8"><text:s text:c="4"/>* Hintergrundfarbe</text:p>
            <text:p text:style-name="P7"><text:s text:c="4"/>*/</text:p>
            <text:p text:style-name="P7"><text:s text:c="3"/>void aufgabe1()</text:p>
            <text:p text:style-name="P7"><text:s text:c="3"/>{</text:p>
            <text:p text:style-name="P7"><text:s text:c="6"/>int zaehler;</text:p>
            <text:p text:style-name="P7"><text:s text:c="6"/>Color farbe;</text:p>
            <text:p text:style-name="P7"><text:s text:c="6"/>float r, g, b;</text:p>
            <text:p text:style-name="P7"><text:s text:c="8"/></text:p>
            <text:p text:style-name="P7"><text:s text:c="6"/>r = 1.0f;</text:p>
            <text:p text:style-name="P7"><text:s text:c="6"/>g = 0.0f;</text:p>
            <text:p text:style-name="P7"><text:s text:c="6"/>b = 0.0f;</text:p>
            <text:p text:style-name="P7"/>
            <text:p text:style-name="P7"><text:s text:c="6"/>zaehler = 0;</text:p>
            <text:p text:style-name="P7"><text:s text:c="6"/>while (zaehler &lt; 100)</text:p>
            <text:p text:style-name="P7"><text:s text:c="6"/>{</text:p>
            <text:p text:style-name="P7"><text:s text:c="9"/>farbe = new Color(r,g,b);</text:p>
            <text:p text:style-name="P7"><text:s text:c="9"/>window.clear(farbe);</text:p>
            <text:p text:style-name="P7"><text:s text:c="9"/>window.paintFrame();</text:p>
            <text:p text:style-name="P7"/>
            <text:p text:style-name="P7"><text:s text:c="9"/>r -= 0.01;</text:p>
            <text:p text:style-name="P7"><text:s text:c="9"/>g += 0.005;</text:p>
            <text:p text:style-name="P7"><text:s text:c="9"/>b += 0.01;</text:p>
            <text:p text:style-name="P7"><text:s text:c="9"/>zaehler++;</text:p>
            <text:p text:style-name="P7"><text:s text:c="6"/>}</text:p>
            <text:p text:style-name="P7"><text:s text:c="3"/>}</text:p>
          </table:table-cell>
          <table:table-cell table:style-name="Tabelle2.A1" office:value-type="string">
            <text:p text:style-name="P9"/>
            <text:p text:style-name="P9">/*</text:p>
            <text:p text:style-name="P9"><text:s/>* Zeichnet fließenden Übergang</text:p>
            <text:p text:style-name="P9"><text:s/>*/</text:p>
            <text:p text:style-name="P9">void aufgabe2()</text:p>
            <text:p text:style-name="P9">{</text:p>
            <text:p text:style-name="P9"><text:s text:c="3"/>int <text:span text:style-name="T3">x</text:span>;</text:p>
            <text:p text:style-name="P9"><text:s text:c="3"/>Color farbe;</text:p>
            <text:p text:style-name="P9"><text:s text:c="3"/>float r, g, b;</text:p>
            <text:p text:style-name="P9"><text:s text:c="8"/></text:p>
            <text:p text:style-name="P9"><text:s text:c="3"/>r = 0.0f;</text:p>
            <text:p text:style-name="P9"><text:s text:c="3"/>g = 1.0f;</text:p>
            <text:p text:style-name="P9"><text:s text:c="3"/>b = 0.0f;</text:p>
            <text:p text:style-name="P9"/>
            <text:p text:style-name="P9"><text:s text:c="3"/><text:span text:style-name="T3">x</text:span> = 0;</text:p>
            <text:p text:style-name="P9"><text:s text:c="3"/>while (<text:span text:style-name="T3">x</text:span> &lt; 1200)</text:p>
            <text:p text:style-name="P9"><text:s text:c="3"/>{</text:p>
            <text:p text:style-name="P9"><text:s text:c="6"/>farbe = new Color(r,g,b);</text:p>
            <text:p text:style-name="P10"><text:s text:c="6"/>window.drawLine(</text:p>
            <text:p text:style-name="P10"><text:span text:style-name="T3"><text:s text:c="9"/>x</text:span>, 0, <text:span text:style-name="T3">x</text:span>, 900, farbe);</text:p>
            <text:p text:style-name="P9"/>
            <text:p text:style-name="P9"><text:s text:c="6"/>g -= 1.0f / 1200.0f;</text:p>
            <text:p text:style-name="P9"><text:s text:c="6"/>b += 0.5f / 1200.0f; </text:p>
            <text:p text:style-name="P9"><text:s text:c="6"/><text:span text:style-name="T4">x</text:span>++;</text:p>
            <text:p text:style-name="P9"><text:s text:c="3"/>}</text:p>
            <text:p text:style-name="P9"/>
            <text:p text:style-name="P9"><text:s text:c="3"/>window.paintFrame();</text:p>
            <text:p text:style-name="P9">} <text:s text:c="2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6">/*</text:p>
            <text:p text:style-name="P6"><text:s/>* Zeichnet geschachtelte Übergänge</text:p>
            <text:p text:style-name="P6"><text:s/>*/</text:p>
            <text:p text:style-name="P6">void aufgabe<text:span text:style-name="T4">3</text:span>()</text:p>
            <text:p text:style-name="P6">{</text:p>
            <text:p text:style-name="P6"><text:s text:c="3"/>int <text:span text:style-name="T4">x</text:span>;</text:p>
            <text:p text:style-name="P6"><text:s text:c="3"/>Color farbe;</text:p>
            <text:p text:style-name="P6"><text:s text:c="3"/>float r, g, b;</text:p>
            <text:p text:style-name="P6"><text:s text:c="8"/></text:p>
            <text:p text:style-name="P6"><text:s text:c="3"/>// Schwarz -<text:span text:style-name="T4">&gt; Magenta</text:span></text:p>
            <text:p text:style-name="P6"><text:s text:c="3"/>r = 0.0f;</text:p>
            <text:p text:style-name="P6"><text:s text:c="3"/>g = 0.0f;</text:p>
            <text:p text:style-name="P6"><text:s text:c="3"/>b = 0.0f;</text:p>
            <text:p text:style-name="P6"/>
            <text:p text:style-name="P6"><text:s text:c="3"/><text:span text:style-name="T4">x</text:span> = 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0, <text:span text:style-name="T4">x</text:span>, 800, farbe);</text:p>
            <text:p text:style-name="P6"/>
            <text:p text:style-name="P6"><text:s text:c="6"/>r += 0.5f / 600.0f;</text:p>
            <text:p text:style-name="P6"><text:s text:c="6"/>b += 0.5f / 600.0f;</text:p>
            <text:p text:style-name="P6"><text:s text:c="6"/><text:span text:style-name="T4">x</text:span>++;</text:p>
            <text:p text:style-name="P6"><text:s text:c="3"/>}</text:p>
            <text:p text:style-name="P6"><text:s text:c="3"/>while (<text:span text:style-name="T4">x</text:span> &lt; 12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0, <text:span text:style-name="T4">x</text:span>, 800, farbe);</text:p>
            <text:p text:style-name="P6"/>
            <text:p text:style-name="P6"><text:s text:c="6"/>r -= 0.5f / 600.0f;</text:p>
            <text:p text:style-name="P6"><text:s text:c="6"/>b -= 0.5f / 600.0f;</text:p>
            <text:p text:style-name="P6"><text:s text:c="6"/><text:span text:style-name="T4">x</text:span>++;</text:p>
            <text:p text:style-name="P6"><text:s text:c="3"/>}</text:p>
            <text:p text:style-name="P6"/>
            <text:p text:style-name="P6"><text:s text:c="3"/>// Gelb -<text:span text:style-name="T4">&gt;</text:span> Schwarz</text:p>
            <text:p text:style-name="P6"><text:s text:c="3"/>r = 1.0f;</text:p>
            <text:p text:style-name="P6"><text:s text:c="3"/>g = 1.0f;</text:p>
            <text:p text:style-name="P6"><text:s text:c="3"/>b = 0.0f;</text:p>
            <text:p text:style-name="P6"/>
            <text:p text:style-name="P6"><text:s text:c="3"/><text:span text:style-name="T4">x</text:span> = 20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200, <text:span text:style-name="T4">x</text:span>, 600, farbe);</text:p>
            <text:p text:style-name="P6"/>
            <text:p text:style-name="P6"><text:s text:c="6"/>r -= 1.0f / 400.0f;</text:p>
            <text:p text:style-name="P6"><text:s text:c="6"/>g -= 1.0f / 400.0f;</text:p>
            <text:p text:style-name="P6"><text:s text:c="6"/><text:span text:style-name="T4">x</text:span>++;</text:p>
            <text:p text:style-name="P6"><text:s text:c="3"/>}</text:p>
            <text:p text:style-name="P6"><text:s text:c="3"/>...</text:p>
          </table:table-cell>
          <table:table-cell table:style-name="Tabelle3.A1" office:value-type="string">
            <text:p text:style-name="P6"/>
            <text:p text:style-name="P6"/>
            <text:p text:style-name="P6"/>
            <text:p text:style-name="P6"><text:s text:c="3"/>...</text:p>
            <text:p text:style-name="P6"><text:s text:c="3"/>while (<text:span text:style-name="T4">x</text:span> &lt; 10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200, <text:span text:style-name="T4">x</text:span>, 600, farbe);</text:p>
            <text:p text:style-name="P6"/>
            <text:p text:style-name="P6"><text:s text:c="6"/>r += 1.0f / 400.0f;</text:p>
            <text:p text:style-name="P6"><text:s text:c="6"/>g += 1.0f / 400.0f;</text:p>
            <text:p text:style-name="P6"><text:s text:c="6"/><text:span text:style-name="T4">x</text:span>++;</text:p>
            <text:p text:style-name="P6"><text:s text:c="3"/>}</text:p>
            <text:p text:style-name="P6"/>
            <text:p text:style-name="P6"><text:s text:c="3"/>// Schwarz -<text:span text:style-name="T4">&gt;</text:span> Blau</text:p>
            <text:p text:style-name="P6"><text:s text:c="3"/>r = 0.0f;</text:p>
            <text:p text:style-name="P6"><text:s text:c="3"/>g = 0.0f;</text:p>
            <text:p text:style-name="P6"><text:s text:c="3"/>b = 0.0f;</text:p>
            <text:p text:style-name="P6"/>
            <text:p text:style-name="P6"><text:s text:c="3"/><text:span text:style-name="T4">x</text:span> = 40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</text:p>
            <text:p text:style-name="P6"><text:s text:c="6"/>window.drawLine(</text:p>
            <text:p text:style-name="P6"><text:span text:style-name="T4"><text:s text:c="9"/>x</text:span>, 350, <text:span text:style-name="T4">x</text:span>, 450, farbe);</text:p>
            <text:p text:style-name="P6"/>
            <text:p text:style-name="P6"><text:s text:c="6"/>b += 1.0f / 200.0f;</text:p>
            <text:p text:style-name="P6"><text:s text:c="6"/>zaehler++;</text:p>
            <text:p text:style-name="P6"><text:s text:c="3"/>}</text:p>
            <text:p text:style-name="P6"><text:s text:c="3"/>while (<text:span text:style-name="T4">x</text:span> &lt; 800)</text:p>
            <text:p text:style-name="P6"><text:s text:c="3"/>{</text:p>
            <text:p text:style-name="P6"><text:s text:c="6"/>farbe = new Color(r, g, b); <text:s text:c="10"/></text:p>
            <text:p text:style-name="P6"><text:s text:c="6"/>window.drawLine(</text:p>
            <text:p text:style-name="P6"><text:span text:style-name="T4"><text:s text:c="9"/>x</text:span>, 350, <text:span text:style-name="T4">x</text:span>, 450, farbe);</text:p>
            <text:p text:style-name="P6"/>
            <text:p text:style-name="P6"><text:s text:c="6"/>b -= 1.0f / 200.0f;</text:p>
            <text:p text:style-name="P6"><text:s text:c="6"/>zaehler++;</text:p>
            <text:p text:style-name="P6"><text:s text:c="3"/>}</text:p>
            <text:p text:style-name="P6"/>
            <text:p text:style-name="P6"><text:s text:c="3"/>window.paintFrame();</text:p>
            <text:p text:style-name="P6">} <text:s text:c="5"/></text:p>
            <text:p text:style-name="P6"/>
            <text:p text:style-name="P6"/>
          </table:table-cell>
        </table:table-row>
      </table:table>
      <text:p text:style-name="P11"/>
      <text:p text:style-name="P15"><text:s text:c="3"/>void aufgabe<text:span text:style-name="T4">4</text:span>()</text:p>
      <text:p text:style-name="P11"><text:s text:c="3"/>{</text:p>
      <text:p text:style-name="P11"><text:s text:c="6"/>int <text:span text:style-name="T4">x</text:span>;</text:p>
      <text:p text:style-name="P11"><text:s text:c="6"/>Color farbe1, farbe2;</text:p>
      <text:p text:style-name="P11"><text:s text:c="6"/>float r, g, b;</text:p>
      <text:p text:style-name="P11"><text:s text:c="6"/>float mitte;</text:p>
      <text:p text:style-name="P11"><text:s text:c="8"/></text:p>
      <text:p text:style-name="P11"><text:s text:c="6"/>r = 0.5f;</text:p>
      <text:p text:style-name="P11"><text:s text:c="6"/>g = 0.0f;</text:p>
      <text:p text:style-name="P11"><text:s text:c="6"/>b = 0.5f;</text:p>
      <text:p text:style-name="P11"><text:s text:c="6"/>mitte = 0;</text:p>
      <text:p text:style-name="P11"/>
      <text:p text:style-name="P11"><text:s text:c="6"/><text:span text:style-name="T4">x</text:span> = 0;</text:p>
      <text:p text:style-name="P11"><text:s text:c="6"/>while (<text:span text:style-name="T4">x</text:span> &lt; 1200)</text:p>
      <text:p text:style-name="P11"><text:s text:c="6"/>{</text:p>
      <text:p text:style-name="P11"><text:s text:c="9"/>farbe1 = new Color(r, g, b);</text:p>
      <text:p text:style-name="P11"><text:s text:c="9"/>farbe2 = new Color(0.5f - r, g, 0.5f - b);</text:p>
      <text:p text:style-name="P11"><text:s text:c="9"/>mitte += 800.0f / 1200.0f;</text:p>
      <text:p text:style-name="P11"><text:s text:c="9"/>window.drawLine(<text:span text:style-name="T4">x</text:span>, 0, <text:span text:style-name="T4">x</text:span>, (int)mitte, farbe1);</text:p>
      <text:p text:style-name="P11"><text:s text:c="9"/>window.drawLine(<text:span text:style-name="T4">x</text:span>, (int)mitte+1, <text:span text:style-name="T4">x</text:span>, 900, farbe2);</text:p>
      <text:p text:style-name="P11"/>
      <text:p text:style-name="P11"><text:s text:c="9"/>r -= 0.5f / 1200.0f;</text:p>
      <text:p text:style-name="P11"><text:s text:c="9"/>b -= 0.5f / 1200.0f;</text:p>
      <text:p text:style-name="P11"><text:s text:c="9"/>zaehler++;</text:p>
      <text:p text:style-name="P11"><text:s text:c="6"/>}</text:p>
      <text:p text:style-name="P11"><text:s text:c="6"/>window.paintFrame();</text:p>
      <text:p text:style-name="P11"><text:s text:c="3"/>}</text:p>
      <text:p text:style-name="P1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draw:frame text:anchor-type="paragraph" draw:z-index="0" draw:name="Form1" draw:style-name="gr1" draw:text-style-name="P1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/text:p>
      <text:p text:style-name="P14">Freigegeben unter <text:a xlink:type="simple" xlink:href="https://creativecommons.org/licenses/by-nc-sa/4.0/" text:style-name="Internet_20_link" text:visited-style-name="Visited_20_Internet_20_Link">CC BY-NC-SA 4.0</text:a>, <text:span text:style-name="T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63a72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hile-Schleife mit Var<text:span text:style-name="MT1">iable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00:07.592000000</dc:date>
    <meta:editing-duration>P4DT8H20M12S</meta:editing-duration>
    <meta:editing-cycles>326</meta:editing-cycles>
    <meta:generator>LibreOffice/6.2.5.2$Windows_X86_64 LibreOffice_project/1ec314fa52f458adc18c4f025c545a4e8b22c159</meta:generator>
    <meta:print-date>2020-02-12T09:03:22.612000000</meta:print-date>
    <meta:document-statistic meta:table-count="3" meta:image-count="0" meta:object-count="0" meta:page-count="3" meta:paragraph-count="174" meta:word-count="474" meta:character-count="3123" meta:non-whitespace-character-count="1968"/>
  </office:meta>
</office:document-meta>
</file>